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f97d" officeooo:paragraph-rsid="000ef97d"/>
    </style:style>
    <style:style style:name="P2" style:family="paragraph" style:parent-style-name="Standard">
      <style:text-properties officeooo:rsid="000ef97d" officeooo:paragraph-rsid="0010b97a"/>
    </style:style>
    <style:style style:name="P3" style:family="paragraph" style:parent-style-name="Standard">
      <style:text-properties officeooo:rsid="000ef97d" officeooo:paragraph-rsid="0011d94a"/>
    </style:style>
    <style:style style:name="P4" style:family="paragraph" style:parent-style-name="Standard">
      <style:text-properties officeooo:paragraph-rsid="000ef97d"/>
    </style:style>
    <style:style style:name="P5" style:family="paragraph" style:parent-style-name="Standard">
      <style:text-properties officeooo:rsid="0010b97a" officeooo:paragraph-rsid="0010b97a"/>
    </style:style>
    <style:style style:name="P6" style:family="paragraph" style:parent-style-name="Standard">
      <style:text-properties fo:font-weight="bold" officeooo:rsid="000ef97d" officeooo:paragraph-rsid="000ef97d" style:font-weight-asian="bold" style:font-weight-complex="bold"/>
    </style:style>
    <style:style style:name="P7" style:family="paragraph" style:parent-style-name="Standard">
      <style:paragraph-properties fo:text-align="center" style:justify-single-word="false"/>
      <style:text-properties fo:font-size="24pt" fo:font-weight="bold" officeooo:rsid="000ef97d" officeooo:paragraph-rsid="000ef97d" style:font-size-asian="24pt" style:font-weight-asian="bold" style:font-size-complex="24pt" style:font-weight-complex="bold"/>
    </style:style>
    <style:style style:name="P8" style:family="paragraph" style:parent-style-name="Standard">
      <style:text-properties fo:font-style="italic" officeooo:rsid="000ef97d" officeooo:paragraph-rsid="000ef97d" style:font-style-asian="italic" style:font-style-complex="italic"/>
    </style:style>
    <style:style style:name="P9" style:family="paragraph" style:parent-style-name="Standard">
      <style:text-properties fo:font-style="italic" officeooo:rsid="000ef97d" officeooo:paragraph-rsid="0011d94a" style:font-style-asian="italic" style:font-style-complex="italic"/>
    </style:style>
    <style:style style:name="T1" style:family="text">
      <style:text-properties officeooo:rsid="000ef97d"/>
    </style:style>
    <style:style style:name="T2" style:family="text">
      <style:text-properties fo:font-style="italic" style:font-style-asian="italic" style:font-style-complex="italic"/>
    </style:style>
    <style:style style:name="T3" style:family="text">
      <style:text-properties fo:font-style="italic" officeooo:rsid="000ef97d" style:font-style-asian="italic" style:font-style-complex="italic"/>
    </style:style>
    <style:style style:name="T4" style:family="text">
      <style:text-properties fo:font-style="italic" officeooo:rsid="0010b97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ef97d" style:font-style-asian="normal" style:font-style-complex="normal"/>
    </style:style>
    <style:style style:name="T8" style:family="text">
      <style:text-properties fo:font-style="normal" officeooo:rsid="0010b97a" style:font-style-asian="normal" style:font-style-complex="normal"/>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iclo de vida del SW</text:p>
      <text:p text:style-name="P1"/>
      <text:p text:style-name="P8">Podemos seguir distintos modelos:</text:p>
      <text:p text:style-name="P8"/>
      <text:p text:style-name="P8">- Modelo en Cascada.</text:p>
      <text:p text:style-name="P8">- Modelo con Prototipo.</text:p>
      <text:p text:style-name="P8">- Modelo Incremental.</text:p>
      <text:p text:style-name="P8">- Modelo en Espiral.</text:p>
      <text:p text:style-name="P1"/>
      <text:p text:style-name="P3">- <text:span text:style-name="T9">Actividad 1</text:span>:</text:p>
      <text:p text:style-name="P9">Documenta las características de cada uno de estos modelos indicando su ciclo de vida así como enumerando las ventajas de cada uno de ellos.</text:p>
      <text:p text:style-name="P8"/>
      <text:p text:style-name="P1"/>
      <text:p text:style-name="P6">- Modelo en Cascada:</text:p>
      <text:p text:style-name="P1"/>
      <text:p text:style-name="P4"><text:span text:style-name="T1">“</text:span><text:span text:style-name="T2">El </text:span><text:span text:style-name="T4">Modelo </text:span><text:span text:style-name="T2">en cascada (en inglés, waterfall model) es un </text:span><text:span text:style-name="Strong_20_Emphasis"><text:span text:style-name="T5">procedimiento lineal</text:span></text:span><text:span text:style-name="T2"> que se caracteriza por dividir los procesos de desarrollo en sucesivas fases de proyecto. Al contrario que en los modelos iterativos, cada una de estas fases se ejecuta tan solo una vez</text:span><text:span text:style-name="T7">”.</text:span></text:p>
      <text:p text:style-name="P1"/>
      <text:p text:style-name="P1"><text:span text:style-name="T9">- Modelo con Prototipo</text:span>:</text:p>
      <text:p text:style-name="P1"/>
      <text:p text:style-name="P4"><text:span text:style-name="T1">“</text:span><text:span text:style-name="Strong_20_Emphasis">Modelo de prototipos</text:span> Es un modelo de desarrollo de software en el que se construye, prueba y re-elabora un prototipo hasta que se logra un prototipo aceptable. También crea la base para producir el sistema o software final.”</text:p>
      <text:p text:style-name="P1"/>
      <text:p text:style-name="P6">- Modelo Incremental:</text:p>
      <text:p text:style-name="P1"/>
      <text:p text:style-name="P4"><text:span text:style-name="T1">“</text:span><text:span text:style-name="T2">El </text:span><text:span text:style-name="Strong_20_Emphasis"><text:span text:style-name="T2">modelo incremental </text:span></text:span><text:span text:style-name="T2">se centra en generar software operativo de forma rápida pero admisible. Los requisitos del proyecto tienen una prioridad asignada, cada cual entregado según el orden de incremento correspondiente.”</text:span></text:p>
      <text:p text:style-name="P1"/>
      <text:p text:style-name="P6">- Modelo en Espiral:</text:p>
      <text:p text:style-name="P1"/>
      <text:p text:style-name="P4"><text:span text:style-name="T1">“</text:span><text:span text:style-name="T2">El desarrollo en espiral es un modelo de ciclo de vida del software definido por primera vez por Barry Boehm en 1986, utilizado generalmente en la ingeniería de software. Las actividades de este modelo consisten en la conformación de una espiral, en la que cada bucle o iteración representa un conjunto de actividades.</text:span><text:span text:style-name="T8">”</text:span></text:p>
      <text:p text:style-name="P1"/>
      <text:p text:style-name="P6">Bibliografía:</text:p>
      <text:p text:style-name="P1"/>
      <text:p text:style-name="P2">Modelo en cascada:</text:p>
      <text:p text:style-name="P2"><text:a xlink:type="simple" xlink:href="https://www.ionos.mx/digitalguide/paginas-web/desarrollo-web/el-modelo-en-cascada/" text:style-name="Internet_20_link" text:visited-style-name="Visited_20_Internet_20_Link"><text:span text:style-name="T6">https://www.ionos.mx/digitalguide/paginas-web/desarrollo-web/el-modelo-en-cascada/</text:span></text:a></text:p>
      <text:p text:style-name="P1"><text:span text:style-name="T6"/></text:p>
      <text:p text:style-name="P5"><text:span text:style-name="T6">Modelo en Prototipo:</text:span></text:p>
      <text:p text:style-name="P5"><text:a xlink:type="simple" xlink:href="https://www.guru99.com/es/software-engineering-prototyping-model.html" text:style-name="Internet_20_link" text:visited-style-name="Visited_20_Internet_20_Link"><text:span text:style-name="T6">https://www.guru99.com/es/software-engineering-prototyping-model.html</text:span></text:a></text:p>
      <text:p text:style-name="P5"><text:span text:style-name="T6"/></text:p>
      <text:p text:style-name="P5"><text:span text:style-name="T6">Modelo Incremental:</text:span></text:p>
      <text:p text:style-name="P5"><text:a xlink:type="simple" xlink:href="https://blog.comparasoftware.com/que-es-el-modelo-incremental/" text:style-name="Internet_20_link" text:visited-style-name="Visited_20_Internet_20_Link"><text:span text:style-name="T6">https://blog.comparasoftware.com/que-es-el-modelo-incremental/</text:span></text:a></text:p>
      <text:p text:style-name="P5"><text:span text:style-name="T6"/></text:p>
      <text:p text:style-name="P5"><text:span text:style-name="T6">Modelo en Espiral:</text:span></text:p>
      <text:p text:style-name="P5"><text:a xlink:type="simple" xlink:href="https://es.wikipedia.org/wiki/Desarrollo_en_espiral" text:style-name="Internet_20_link" text:visited-style-name="Visited_20_Internet_20_Link"><text:soft-page-break/><text:span text:style-name="T6">https://es.wikipedia.org/wiki/Desarrollo_en_espiral</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9T16:33:03.114137031</meta:creation-date>
    <meta:print-date>2025-12-09T17:26:11.578625953</meta:print-date>
    <meta:printed-by>Archivos PDF</meta:printed-by>
    <dc:date>2025-12-09T17:27:10.404847429</dc:date>
    <meta:editing-duration>PT58S</meta:editing-duration>
    <meta:editing-cycles>1</meta:editing-cycles>
    <meta:document-statistic meta:table-count="0" meta:image-count="0" meta:object-count="0" meta:page-count="2" meta:paragraph-count="25" meta:word-count="248" meta:character-count="1757" meta:non-whitespace-character-count="1534"/>
    <meta:generator>LibreOffice/24.2.7.2$Linux_X86_64 LibreOffice_project/420$Build-2</meta:generator>
  </office:meta>
</office:document-meta>
</file>